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DU:<text:tab/>Protocol Data Unit</text:p>
      <text:p text:style-name="Standard">PDU for appl. Layer (data – ex. HTML File, email message)\</text:p>
      <text:p text:style-name="Standard"><text:tab/>Transport<text:tab/>: segment</text:p>
      <text:p text:style-name="Standard"><text:tab/>Network<text:tab/>: packet</text:p>
      <text:p text:style-name="Standard"><text:tab/>Link<text:tab/><text:tab/>: frame</text:p>
      <text:p text:style-name="Standard"><text:tab/>Physical<text:tab/>: bits / bytes</text:p>
      <text:p text:style-name="Standard"/>
      <text:p text:style-name="Standard"><text:tab/><text:tab/><text:tab/><text:tab/>transport</text:p>
      <text:p text:style-name="Standard"><text:tab/>source &lt;-------------------------------------------&gt; destination</text:p>
      <text:p text:style-name="Standard"><text:tab/><text:tab/>^<text:tab/>“logical” connection<text:tab/><text:tab/> <text:s text:c="2"/>^</text:p>
      <text:p text:style-name="Standard"><text:tab/> <text:tab/> <text:s/>\<text:tab/><text:tab/><text:tab/><text:tab/><text:tab/> <text:s text:c="2"/>/</text:p>
      <text:p text:style-name="Standard"><text:tab/><text:tab/> <text:s text:c="2"/>\<text:tab/><text:tab/><text:tab/><text:tab/><text:tab/> /</text:p>
      <text:p text:style-name="Standard"><text:tab/><text:tab/> <text:s text:c="3"/>\ ----------------host-to-host-------- /</text:p>
      <text:p text:style-name="Standard"><text:tab/><text:tab/><text:tab/><text:tab/>(Network Layer)</text:p>
      <text:p text:style-name="Standard">{</text:p>
      <text:p text:style-name="Standard">process</text:p>
      <text:p text:style-name="Standard"><text:tab/>Socket 1, Port #12435 ----------------&gt;<text:tab/><text:tab/>process on web server</text:p>
      <text:p text:style-name="Standard">process</text:p>
      <text:p text:style-name="Standard"><text:tab/>Socket 2, Port #12346 -----------&gt;<text:tab/><text:tab/><text:tab/>process on network server</text:p>
      <text:p text:style-name="Standard">}</text:p>
      <text:list xml:id="list718196050" text:style-name="L1">
        <text:list-item>
          <text:list>
            <text:list-item>
              <text:p text:style-name="P1">All on aldenv18 for example</text:p>
            </text:list-item>
          </text:list>
        </text:list-item>
      </text:list>
      <text:p text:style-name="Standard"/>
      <text:p text:style-name="Standard"/>
      <text:p text:style-name="Standard">Multiplexing – When multiple signals are carried over the same line.</text:p>
      <text:p text:style-name="Standard"><text:tab/>Ex: an office with numerous phones all using separate phone lines and all connecting to the <text:tab/>same main phone trunk. Multiple lines multiplexed down to one line and demultiplexed at the <text:s/><text:tab/>phone station where they are all separated into their individual pa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381<text:tab/>ICN<text:tab/>10-2-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0-02T13:45:25</meta:creation-date>
    <dc:date>2012-10-02T13:55:47</dc:date>
    <dc:creator>Braden Licastro</dc:creator>
    <meta:editing-duration>PT3M3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3" meta:word-count="134" meta:character-count="873" meta:non-whitespace-character-count="710"/>
  </office:meta>
</office:document-meta>
</file>